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27cm" svg:stroke-color="#000000" draw:marker-start="msArrowOpenEnd_20_9" draw:marker-start-width="0.635cm" draw:marker-start-center="false" draw:marker-end-width="0.635cm" draw:stroke-linejoin="miter" draw:fill="none" draw:fill-color="#ffffff" draw:textarea-horizontal-align="left" draw:textarea-vertical-align="middle" draw:auto-grow-height="false" fo:padding-top="0.18cm" fo:padding-bottom="0.18cm" fo:padding-left="0.3cm" fo:padding-right="0.3cm" fo:wrap-option="wrap" draw:shadow="hidden"/>
    </style:style>
    <style:style style:name="gr2" style:family="graphic" style:parent-style-name="standard">
      <style:graphic-properties draw:stroke="none" svg:stroke-width="0.127cm" draw:marker-start-width="0.635cm" draw:marker-end-width="0.635cm" draw:fill="none" draw:fill-color="#bbe0e3" draw:textarea-horizontal-align="justify" draw:textarea-vertical-align="top" draw:auto-grow-height="true" fo:min-height="0.763cm" fo:min-width="0.425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127cm" svg:stroke-color="#000000" draw:marker-start-width="0.635cm" draw:marker-end-width="0.635cm" draw:stroke-linejoin="miter" draw:fill="none" draw:fill-color="#ffffff" draw:textarea-horizontal-align="left" draw:textarea-vertical-align="middle" draw:auto-grow-height="false" fo:padding-top="0.18cm" fo:padding-bottom="0.18cm" fo:padding-left="0.3cm" fo:padding-right="0.3cm" fo:wrap-option="wrap" draw:shadow="hidden"/>
    </style:style>
    <style:style style:name="gr4" style:family="graphic" style:parent-style-name="standard">
      <style:graphic-properties draw:stroke="none" svg:stroke-width="0.127cm" draw:marker-start-width="0.635cm" draw:marker-end-width="0.635cm" draw:fill="none" draw:fill-color="#bbe0e3" draw:textarea-horizontal-align="justify" draw:textarea-vertical-align="top" draw:auto-grow-height="true" fo:min-height="0.763cm" fo:min-width="0.671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svg:stroke-width="0.127cm" draw:marker-start-width="0.635cm" draw:marker-end-width="0.635cm" draw:fill="none" draw:fill-color="#bbe0e3" draw:textarea-horizontal-align="justify" draw:textarea-vertical-align="top" draw:auto-grow-height="true" fo:min-height="0.763cm" fo:min-width="0.705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127cm" svg:stroke-color="#000000" draw:marker-start="Arrow_20_concave" draw:marker-start-width="0.381cm" draw:marker-start-center="false" draw:marker-end-width="0.635cm" draw:stroke-linejoin="miter" draw:fill="none" draw:fill-color="#ffffff" draw:textarea-horizontal-align="left" draw:textarea-vertical-align="middle" draw:auto-grow-height="false" fo:padding-top="0.18cm" fo:padding-bottom="0.18cm" fo:padding-left="0.3cm" fo:padding-right="0.3cm" fo:wrap-option="wrap" draw:shadow="hidden"/>
    </style:style>
    <style:style style:name="gr7" style:family="graphic" style:parent-style-name="standard">
      <style:graphic-properties draw:stroke="none" svg:stroke-width="0.127cm" draw:marker-start-width="0.635cm" draw:marker-end-width="0.635cm" draw:fill="none" draw:fill-color="#bbe0e3" draw:textarea-horizontal-align="justify" draw:textarea-vertical-align="top" draw:auto-grow-height="true" fo:min-height="0.77cm" fo:min-width="0.836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svg:stroke-width="0.127cm" draw:marker-start-width="0.635cm" draw:marker-end-width="0.635cm" draw:fill="none" draw:fill-color="#bbe0e3" draw:textarea-horizontal-align="justify" draw:textarea-vertical-align="top" draw:auto-grow-height="true" fo:min-height="0.77cm" fo:min-width="0.96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svg:stroke-width="0.127cm" draw:marker-start-width="0.635cm" draw:marker-end-width="0.635cm" draw:fill="none" draw:fill-color="#bbe0e3" draw:textarea-horizontal-align="justify" draw:textarea-vertical-align="top" draw:auto-grow-height="true" fo:min-height="0.677cm" fo:min-width="0.62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svg:stroke-width="0.127cm" draw:marker-start-width="0.635cm" draw:marker-end-width="0.635cm" draw:fill="none" draw:fill-color="#bbe0e3" draw:textarea-horizontal-align="justify" draw:textarea-vertical-align="top" draw:auto-grow-height="true" fo:min-height="0.677cm" fo:min-width="0.654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svg:stroke-width="0.127cm" draw:marker-start-width="0.635cm" draw:marker-end-width="0.635cm" draw:fill="none" draw:fill-color="#bbe0e3" draw:textarea-horizontal-align="justify" draw:textarea-vertical-align="top" draw:auto-grow-height="true" fo:min-height="0.677cm" fo:min-width="0.844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svg:stroke-width="0.127cm" draw:marker-start-width="0.635cm" draw:marker-end-width="0.635cm" draw:fill="none" draw:fill-color="#bbe0e3" draw:textarea-horizontal-align="justify" draw:textarea-vertical-align="top" draw:auto-grow-height="true" fo:min-height="0.677cm" fo:min-width="0.874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family="Symbol" style:font-family-generic="modern" style:font-pitch="variable" style:font-charset="x-symbol" fo:font-size="16pt" style:font-size-asian="16pt" style:font-size-complex="16pt"/>
    </style:style>
    <style:style style:name="T5" style:family="text">
      <style:text-properties style:text-position="-25% 58%" fo:font-size="16pt" fo:font-style="italic" style:font-size-asian="16pt" style:font-size-complex="16pt"/>
    </style:style>
    <style:style style:name="T6" style:family="text">
      <style:text-properties style:text-position="30% 58%" fo:font-size="16pt" style:font-size-asian="16pt" style:font-size-complex="16pt"/>
    </style:style>
    <style:style style:name="T7" style:family="text">
      <style:text-properties style:text-position="-33% 58%" fo:font-family="Arial" style:font-family-generic="swiss" style:font-pitch="variable" fo:font-size="16pt" fo:font-style="italic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0.787cm" svg:y1="0.252cm" svg:x2="0.787cm" svg:y2="12.105cm">
          <text:p/>
        </draw:line>
        <draw:custom-shape draw:style-name="gr2" draw:text-style-name="P3" draw:layer="layout" svg:width="0.925cm" svg:height="1.023cm" svg:x="-0.046cm" svg:y="0.71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38cm" svg:y1="11.258cm" svg:x2="5.232cm" svg:y2="11.258cm">
          <text:p/>
        </draw:line>
        <draw:line draw:style-name="gr3" draw:text-style-name="P1" draw:layer="layout" svg:x1="7.772cm" svg:y1="11.258cm" svg:x2="9.465cm" svg:y2="11.258cm">
          <text:p/>
        </draw:line>
        <draw:line draw:style-name="gr3" draw:text-style-name="P1" draw:layer="layout" svg:x1="5.655cm" svg:y1="10.623cm" svg:x2="7.348cm" svg:y2="10.623cm">
          <text:p/>
        </draw:line>
        <draw:line draw:style-name="gr3" draw:text-style-name="P1" draw:layer="layout" svg:x1="5.232cm" svg:y1="11.257cm" svg:x2="5.655cm" svg:y2="10.622cm">
          <text:p/>
        </draw:line>
        <draw:line draw:style-name="gr3" draw:text-style-name="P1" draw:layer="layout" svg:x1="7.772cm" svg:y1="11.257cm" svg:x2="7.348cm" svg:y2="10.622cm">
          <text:p/>
        </draw:line>
        <draw:line draw:style-name="gr3" draw:text-style-name="P1" draw:layer="layout" svg:x1="5.655cm" svg:y1="11.882cm" svg:x2="7.348cm" svg:y2="11.882cm">
          <text:p/>
        </draw:line>
        <draw:line draw:style-name="gr3" draw:text-style-name="P1" draw:layer="layout" svg:x1="5.232cm" svg:y1="11.258cm" svg:x2="5.633cm" svg:y2="11.882cm">
          <text:p/>
        </draw:line>
        <draw:line draw:style-name="gr3" draw:text-style-name="P1" draw:layer="layout" svg:x1="7.772cm" svg:y1="11.258cm" svg:x2="7.348cm" svg:y2="11.882cm">
          <text:p/>
        </draw:line>
        <draw:g>
          <draw:line draw:style-name="gr3" draw:text-style-name="P1" draw:layer="layout" svg:x1="3.538cm" svg:y1="8.718cm" svg:x2="5.232cm" svg:y2="8.718cm">
            <text:p/>
          </draw:line>
          <draw:line draw:style-name="gr3" draw:text-style-name="P1" draw:layer="layout" svg:x1="7.772cm" svg:y1="8.718cm" svg:x2="9.465cm" svg:y2="8.718cm">
            <text:p/>
          </draw:line>
          <draw:line draw:style-name="gr3" draw:text-style-name="P1" draw:layer="layout" svg:x1="5.655cm" svg:y1="7.66cm" svg:x2="7.348cm" svg:y2="7.66cm">
            <text:p/>
          </draw:line>
          <draw:line draw:style-name="gr3" draw:text-style-name="P1" draw:layer="layout" svg:x1="5.232cm" svg:y1="8.718cm" svg:x2="5.655cm" svg:y2="7.66cm">
            <text:p/>
          </draw:line>
          <draw:line draw:style-name="gr3" draw:text-style-name="P1" draw:layer="layout" svg:x1="7.772cm" svg:y1="8.718cm" svg:x2="7.348cm" svg:y2="7.66cm">
            <text:p/>
          </draw:line>
          <draw:line draw:style-name="gr3" draw:text-style-name="P1" draw:layer="layout" svg:x1="5.655cm" svg:y1="9.353cm" svg:x2="7.348cm" svg:y2="9.353cm">
            <text:p/>
          </draw:line>
          <draw:line draw:style-name="gr3" draw:text-style-name="P1" draw:layer="layout" svg:x1="5.232cm" svg:y1="8.718cm" svg:x2="5.655cm" svg:y2="9.353cm">
            <text:p/>
          </draw:line>
          <draw:line draw:style-name="gr3" draw:text-style-name="P1" draw:layer="layout" svg:x1="7.772cm" svg:y1="8.718cm" svg:x2="7.348cm" svg:y2="9.353cm">
            <text:p/>
          </draw:line>
        </draw:g>
        <draw:custom-shape draw:style-name="gr4" draw:text-style-name="P3" draw:layer="layout" svg:width="1.171cm" svg:height="1.023cm" svg:x="9.982cm" svg:y="10.623cm">
          <text:p text:style-name="P2"><text:span text:style-name="T2">1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171cm" svg:height="1.023cm" svg:x="1.996cm" svg:y="10.623cm">
          <text:p text:style-name="P2"><text:span text:style-name="T2">1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171cm" svg:height="1.023cm" svg:x="9.982cm" svg:y="8.123cm">
          <text:p text:style-name="P2"><text:span text:style-name="T2">2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171cm" svg:height="1.023cm" svg:x="1.996cm" svg:y="8.123cm">
          <text:p text:style-name="P2"><text:span text:style-name="T2">2</text:span><text:span text:style-name="T1">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38cm" svg:y1="4.697cm" svg:x2="5.232cm" svg:y2="4.697cm">
          <text:p/>
        </draw:line>
        <draw:line draw:style-name="gr3" draw:text-style-name="P1" draw:layer="layout" svg:x1="7.772cm" svg:y1="4.697cm" svg:x2="9.465cm" svg:y2="4.697cm">
          <text:p/>
        </draw:line>
        <draw:line draw:style-name="gr3" draw:text-style-name="P1" draw:layer="layout" svg:x1="5.655cm" svg:y1="3.215cm" svg:x2="7.348cm" svg:y2="3.215cm">
          <text:p/>
        </draw:line>
        <draw:line draw:style-name="gr3" draw:text-style-name="P1" draw:layer="layout" svg:x1="5.232cm" svg:y1="4.697cm" svg:x2="5.655cm" svg:y2="3.215cm">
          <text:p/>
        </draw:line>
        <draw:line draw:style-name="gr3" draw:text-style-name="P1" draw:layer="layout" svg:x1="7.772cm" svg:y1="4.697cm" svg:x2="7.348cm" svg:y2="3.215cm">
          <text:p/>
        </draw:line>
        <draw:line draw:style-name="gr3" draw:text-style-name="P1" draw:layer="layout" svg:x1="5.655cm" svg:y1="5.332cm" svg:x2="7.348cm" svg:y2="5.332cm">
          <text:p/>
        </draw:line>
        <draw:line draw:style-name="gr3" draw:text-style-name="P1" draw:layer="layout" svg:x1="5.232cm" svg:y1="4.697cm" svg:x2="5.655cm" svg:y2="5.332cm">
          <text:p/>
        </draw:line>
        <draw:line draw:style-name="gr3" draw:text-style-name="P1" draw:layer="layout" svg:x1="7.772cm" svg:y1="4.697cm" svg:x2="7.348cm" svg:y2="5.332cm">
          <text:p/>
        </draw:line>
        <draw:line draw:style-name="gr3" draw:text-style-name="P1" draw:layer="layout" svg:x1="3.538cm" svg:y1="4.776cm" svg:x2="5.232cm" svg:y2="4.776cm">
          <text:p/>
        </draw:line>
        <draw:line draw:style-name="gr3" draw:text-style-name="P1" draw:layer="layout" svg:x1="7.772cm" svg:y1="4.776cm" svg:x2="9.465cm" svg:y2="4.776cm">
          <text:p/>
        </draw:line>
        <draw:line draw:style-name="gr3" draw:text-style-name="P1" draw:layer="layout" svg:x1="5.655cm" svg:y1="3.745cm" svg:x2="7.348cm" svg:y2="3.745cm">
          <text:p/>
        </draw:line>
        <draw:line draw:style-name="gr3" draw:text-style-name="P1" draw:layer="layout" svg:x1="5.232cm" svg:y1="4.908cm" svg:x2="5.655cm" svg:y2="3.85cm">
          <text:p/>
        </draw:line>
        <draw:line draw:style-name="gr3" draw:text-style-name="P1" draw:layer="layout" svg:x1="7.772cm" svg:y1="4.908cm" svg:x2="7.348cm" svg:y2="3.85cm">
          <text:p/>
        </draw:line>
        <draw:line draw:style-name="gr3" draw:text-style-name="P1" draw:layer="layout" svg:x1="5.655cm" svg:y1="6.304cm" svg:x2="7.348cm" svg:y2="6.304cm">
          <text:p/>
        </draw:line>
        <draw:line draw:style-name="gr3" draw:text-style-name="P1" draw:layer="layout" svg:x1="5.232cm" svg:y1="4.908cm" svg:x2="5.655cm" svg:y2="6.178cm">
          <text:p/>
        </draw:line>
        <draw:line draw:style-name="gr3" draw:text-style-name="P1" draw:layer="layout" svg:x1="7.772cm" svg:y1="4.908cm" svg:x2="7.348cm" svg:y2="6.178cm">
          <text:p/>
        </draw:line>
        <draw:line draw:style-name="gr3" draw:text-style-name="P1" draw:layer="layout" svg:x1="7.772cm" svg:y1="4.855cm" svg:x2="9.465cm" svg:y2="4.855cm">
          <text:p/>
        </draw:line>
        <draw:line draw:style-name="gr3" draw:text-style-name="P1" draw:layer="layout" svg:x1="3.538cm" svg:y1="4.855cm" svg:x2="5.232cm" svg:y2="4.855cm">
          <text:p/>
        </draw:line>
        <draw:line draw:style-name="gr3" draw:text-style-name="P1" draw:layer="layout" svg:x1="5.655cm" svg:y1="6.099cm" svg:x2="7.348cm" svg:y2="6.099cm">
          <text:p/>
        </draw:line>
        <draw:line draw:style-name="gr3" draw:text-style-name="P1" draw:layer="layout" svg:x1="5.655cm" svg:y1="3.929cm" svg:x2="7.348cm" svg:y2="3.929cm">
          <text:p/>
        </draw:line>
        <draw:custom-shape draw:style-name="gr5" draw:text-style-name="P3" draw:layer="layout" svg:width="1.205cm" svg:height="1.023cm" svg:x="9.983cm" svg:y="4.273cm">
          <text:p text:style-name="P2"><text:span text:style-name="T2">2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05cm" svg:height="1.023cm" svg:x="1.997cm" svg:y="4.273cm">
          <text:p text:style-name="P2"><text:span text:style-name="T2">2</text:span><text:span text:style-name="T1">p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973cm" svg:y1="5.306cm" svg:x2="6.967cm" svg:y2="6.617cm">
          <text:p/>
        </draw:line>
        <draw:custom-shape draw:style-name="gr7" draw:text-style-name="P3" draw:layer="layout" svg:width="1.336cm" svg:height="1.043cm" svg:x="4.297cm" svg:y="11.258cm">
          <text:p text:style-name="P2"><text:span text:style-name="T3">1</text:span><text:span text:style-name="T4"></text:span><text:span text:style-name="T5">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463cm" svg:height="1.043cm" svg:x="4.31cm" svg:y="9.988cm">
          <text:p text:style-name="P2"><text:span text:style-name="T3">1</text:span><text:span text:style-name="T4"></text:span><text:span text:style-name="T5">u</text:span><text:span text:style-name="T6">*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36cm" svg:height="1.043cm" svg:x="4.301cm" svg:y="8.63cm">
          <text:p text:style-name="P2"><text:span text:style-name="T3">2</text:span><text:span text:style-name="T4"></text:span><text:span text:style-name="T5">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463cm" svg:height="1.043cm" svg:x="4.315cm" svg:y="7.36cm">
          <text:p text:style-name="P2"><text:span text:style-name="T3">2</text:span><text:span text:style-name="T4"></text:span><text:span text:style-name="T5">u</text:span><text:span text:style-name="T6">*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306cm" svg:height="1.088cm" svg:x="7.261cm" svg:y="5.667cm">
          <text:p text:style-name="P2"><text:span text:style-name="T3">1</text:span><text:span text:style-name="T4"></text:span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336cm" svg:height="1.088cm" svg:x="5.859cm" svg:y="4.344cm">
          <text:p text:style-name="P2"><text:span text:style-name="T3">3</text:span><text:span text:style-name="T4"></text:span><text:span text:style-name="T7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497cm" svg:height="1.088cm" svg:x="5.874cm" svg:y="3.797cm">
          <text:p text:style-name="P2"><text:span text:style-name="T4">1</text:span><text:span text:style-name="T7">g</text:span><text:span text:style-name="T3">*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26cm" svg:height="1.088cm" svg:x="5.848cm" svg:y="2.174cm">
          <text:p text:style-name="P2"><text:span text:style-name="T4">3</text:span><text:span text:style-name="T7">u</text:span><text:span text:style-name="T3">*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292cm" svg:y1="5.306cm" svg:x2="6.286cm" svg:y2="6.617cm">
          <text:p/>
        </draw:line>
        <draw:line draw:style-name="gr6" draw:text-style-name="P1" draw:layer="layout" svg:x1="6.989cm" svg:y1="7.013cm" svg:x2="6.983cm" svg:y2="8.324cm">
          <text:p/>
        </draw:line>
        <draw:line draw:style-name="gr6" draw:text-style-name="P1" draw:layer="layout" svg:x1="6.308cm" svg:y1="8.324cm" svg:x2="6.302cm" svg:y2="7.013cm">
          <text:p/>
        </draw:line>
        <draw:line draw:style-name="gr6" draw:text-style-name="P1" draw:layer="layout" svg:x1="6.932cm" svg:y1="8.588cm" svg:x2="6.926cm" svg:y2="9.899cm">
          <text:p/>
        </draw:line>
        <draw:line draw:style-name="gr6" draw:text-style-name="P1" draw:layer="layout" svg:x1="6.251cm" svg:y1="9.899cm" svg:x2="6.245cm" svg:y2="8.588cm">
          <text:p/>
        </draw:line>
        <draw:line draw:style-name="gr6" draw:text-style-name="P1" draw:layer="layout" svg:x1="6.933cm" svg:y1="9.915cm" svg:x2="6.927cm" svg:y2="11.226cm">
          <text:p/>
        </draw:line>
        <draw:line draw:style-name="gr6" draw:text-style-name="P1" draw:layer="layout" svg:x1="6.252cm" svg:y1="11.226cm" svg:x2="6.246cm" svg:y2="9.915cm">
          <text:p/>
        </draw:line>
        <draw:line draw:style-name="gr6" draw:text-style-name="P1" draw:layer="layout" svg:x1="6.933cm" svg:y1="11.215cm" svg:x2="6.927cm" svg:y2="12.526cm">
          <text:p/>
        </draw:line>
        <draw:line draw:style-name="gr6" draw:text-style-name="P1" draw:layer="layout" svg:x1="6.252cm" svg:y1="12.526cm" svg:x2="6.246cm" svg:y2="11.2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msArrowOpenEnd_20_9" draw:display-name="msArrowOpenEnd 9" svg:viewBox="0 0 420 420" svg:d="m210 0 210 382-64 38-146-269-148 269-62-3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1T20:39:42</meta:creation-date>
    <dc:creator>Jussi Eloranta</dc:creator>
    <dc:date>2007-04-02T16:51:55</dc:date>
    <dc:language>en-US</dc:language>
    <meta:editing-cycles>10</meta:editing-cycles>
    <meta:editing-duration>PT9M48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